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da36c"/>
    </style:style>
    <style:style style:name="P2" style:family="paragraph" style:parent-style-name="Standard">
      <style:text-properties fo:font-size="12pt" officeooo:rsid="001da36c" officeooo:paragraph-rsid="001da36c" style:font-size-asian="10.5pt" style:font-size-complex="12pt"/>
    </style:style>
    <style:style style:name="P3" style:family="paragraph" style:parent-style-name="Standard">
      <style:text-properties fo:font-size="18pt" fo:font-weight="bold" officeooo:rsid="001da36c" officeooo:paragraph-rsid="001da36c" style:font-size-asian="15.75pt" style:font-weight-asian="bold" style:font-size-complex="18pt" style:font-weight-complex="bold"/>
    </style:style>
    <style:style style:name="T1" style:family="text">
      <style:text-properties officeooo:rsid="001f5fc6"/>
    </style:style>
    <style:style style:name="T2" style:family="text">
      <style:text-properties fo:font-size="12pt" officeooo:rsid="001da36c" style:font-size-asian="10.5pt" style:font-size-complex="12pt"/>
    </style:style>
    <style:style style:name="T3" style:family="text">
      <style:text-properties fo:font-size="12pt" officeooo:rsid="001f5fc6" style:font-size-asian="10.5pt" style:font-size-complex="12pt"/>
    </style:style>
    <style:style style:name="T4" style:family="text">
      <style:text-properties fo:font-size="12pt" officeooo:rsid="0020e264" style:font-size-asian="10.5pt" style:font-size-complex="12pt"/>
    </style:style>
    <style:style style:name="T5" style:family="text">
      <style:text-properties fo:font-size="12pt" officeooo:rsid="002240b0" style:font-size-asian="10.5pt" style:font-size-complex="12pt"/>
    </style:style>
    <style:style style:name="T6" style:family="text">
      <style:text-properties fo:font-size="12pt" officeooo:rsid="0024df5e" style:font-size-asian="10.5pt" style:font-size-complex="12pt"/>
    </style:style>
    <style:style style:name="T7" style:family="text">
      <style:text-properties fo:font-size="12pt" officeooo:rsid="0026b48b" style:font-size-asian="10.5pt" style:font-size-complex="12pt"/>
    </style:style>
    <style:style style:name="T8" style:family="text">
      <style:text-properties officeooo:rsid="001fed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kt<text:span text:style-name="T8">konzept</text:span> <text:span text:style-name="T1">für Projektkurs</text:span> – Workout App</text:p>
      <text:p text:style-name="P2"/>
      <text:p text:style-name="P1"><text:span text:style-name="T2">Mein Programm soll es dem Nutzer ermöglichen, sich verschiedene Fitnessübungen einzuspeichern und diese dann in verschiedenen Workout-Plänen zusammenzustellen. Dabei soll der Nutzer zu jeder Übung verschiedene Einstellungen - Name der Übung, Wiederholungen/</text:span><text:span text:style-name="T4">Zeit</text:span><text:span text:style-name="T2">, </text:span><text:span text:style-name="T7">b</text:span><text:span text:style-name="T2">eanspruchte Muskulatur, Beschreibung und ein Bild – einfügen können. Die Workoutpläne können entweder manuell oder zufällig zusammengestellt werden. </text:span><text:span text:style-name="T5">Jegliche Übungen werden dabei global gespeichert und können somit auch in mehreren Trainingsplänen genutzt werden. </text:span><text:span text:style-name="T6">Wird nun der Name einer neuen Übung hinzugefügt, kann diese entweder neu erstellt werden oder aus der Datenbank genommen werden. </text:span><text:span text:style-name="T5">Auch die verschiedenen Pläne sollen gespeichert werden.</text:span><text:span text:style-name="T2"> </text:span><text:span text:style-name="T3">Dabei kann der Nutzer vor jedem Training aus d</text:span><text:span text:style-name="T5">iesen gespeicherten</text:span><text:span text:style-name="T3"> Workouts sein Training auswählen und starten. </text:span><text:span text:style-name="T6">Vor Start des</text:span><text:span text:style-name="T2"> Workout</text:span><text:span text:style-name="T6">s</text:span><text:span text:style-name="T2"> sieht der Nutzer zum Einen alle Übungen in einer Übersicht, </text:span><text:span text:style-name="T6">kann </text:span><text:span text:style-name="T2">zum Anderen die e</text:span><text:span text:style-name="T6">inzelnen Übungen mit den jeweiligen Informationen ansehen und bearbeiten</text:span><text:span text:style-name="T2">. </text:span><text:span text:style-name="T6">Wird das Training gestartet, soll der Nutzer dann jeweils die aktuelle Übung mit den relevanten Informationen sehen.</text:span><text:span text:style-name="T2"> N</text:span><text:span text:style-name="T3">ach Beenden des Trainings soll</text:span><text:span text:style-name="T2"> der Trainingserfolg gemessen und die Anzahl der Trainings in einem Zeitraum </text:span><text:span text:style-name="T6">(z. B. Monatlich)</text:span><text:span text:style-name="T2"> grafisch dargestellt werden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8T15:51:58.017000000</meta:creation-date>
    <dc:date>2019-10-30T13:27:04.547000000</dc:date>
    <meta:editing-duration>PT14M15S</meta:editing-duration>
    <meta:editing-cycles>6</meta:editing-cycles>
    <meta:generator>LibreOffice/6.3.1.2$Windows_X86_64 LibreOffice_project/b79626edf0065ac373bd1df5c28bd630b4424273</meta:generator>
    <meta:document-statistic meta:table-count="0" meta:image-count="0" meta:object-count="0" meta:page-count="1" meta:paragraph-count="2" meta:word-count="178" meta:character-count="1320" meta:non-whitespace-character-count="1141"/>
  </office:meta>
</office:document-meta>
</file>